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d36e" officeooo:paragraph-rsid="000ad36e"/>
    </style:style>
    <style:style style:name="P2" style:family="paragraph" style:parent-style-name="Standard">
      <style:text-properties officeooo:rsid="000be8c0" officeooo:paragraph-rsid="000be8c0"/>
    </style:style>
    <style:style style:name="T1" style:family="text">
      <style:text-properties officeooo:rsid="000b4e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tbranch-<text:span text:style-name="T1">study materials</text:span></text:p>
      <text:p text:style-name="P1"/>
      <text:p text:style-name="P2">practicing command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2T12:31:20.865604525</meta:creation-date>
    <dc:date>2020-07-02T13:19:12.475420073</dc:date>
    <meta:editing-duration>PT1M38S</meta:editing-duration>
    <meta:editing-cycles>3</meta:editing-cycles>
    <meta:generator>LibreOffice/6.4.2.2$Linux_X86_64 LibreOffice_project/40$Build-2</meta:generator>
    <meta:document-statistic meta:table-count="0" meta:image-count="0" meta:object-count="0" meta:page-count="1" meta:paragraph-count="2" meta:word-count="4" meta:character-count="46" meta:non-whitespace-character-count="44"/>
  </office:meta>
</office:document-meta>
</file>